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ed9d" officeooo:paragraph-rsid="0004e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Informe Lea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4:43:50.923855551</meta:creation-date>
    <dc:date>2015-05-12T14:44:26.40109123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4.2.6.3$Linux_X86_64 LibreOffice_project/420m0$Build-3</meta:generator>
  </office:meta>
</office:document-meta>
</file>